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MS Mincho" svg:font-family="'MS Mincho'" style:font-family-generic="roma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1.822in"/>
    </style:style>
    <style:style style:name="co3" style:family="table-column">
      <style:table-column-properties fo:break-before="auto" style:column-width="2.358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1437in"/>
    </style:style>
    <style:style style:name="co6" style:family="table-column">
      <style:table-column-properties fo:break-before="auto" style:column-width="2.0799in"/>
    </style:style>
    <style:style style:name="co7" style:family="table-column">
      <style:table-column-properties fo:break-before="auto" style:column-width="2.7547in"/>
    </style:style>
    <style:style style:name="co8" style:family="table-column">
      <style:table-column-properties fo:break-before="auto" style:column-width="2.2516in"/>
    </style:style>
    <style:style style:name="ro1" style:family="table-row">
      <style:table-row-properties style:row-height="0.310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ackground-color="#c0c0c0" style:text-align-source="fix" style:repeat-content="false" fo:border-left="none" fo:border-right="none" fo:border-top="0.99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0c0c0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ackground-color="#c0c0c0" style:text-align-source="fix" style:repeat-content="false" fo:border-left="none" fo:border-right="none" fo:border-top="0.99pt solid #000000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0c0c0"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fo:language="es" fo:country="ES" fo:font-style="normal" fo:text-shadow="none" style:text-underline-style="none" style:text-underline-mode="continuous" style:text-overline-mode="continuous" style:text-line-through-mode="continuous" style:font-size-asian="11pt" style:language-asian="zh" style:country-asian="CN" style:font-style-asian="normal" style:font-weight-asian="normal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Liberation Serif;Times New Roman" fo:font-size="10pt" fo:font-weight="bold" style:letter-kerning="true" fo:language="es" fo:country="ES" style:language-asian="zh" style:country-asian="CN" style:language-complex="hi" style:country-complex="IN" style:font-name-asian="MS Mincho" style:font-name-complex="Liberation Serif;Times New Roman" style:font-size-asian="11pt" style:font-size-complex="10pt" style:font-weight-complex="bold"/>
    </style:style>
    <style:style style:name="T2" style:family="text">
      <style:text-properties fo:color="#000000" fo:font-size="10pt" style:letter-kerning="true" fo:language="es" fo:country="ES" style:language-asian="zh" style:country-asian="CN" style:language-complex="hi" style:country-complex="IN" style:font-size-asian="11pt" style:font-size-complex="10pt" style:font-weight-complex="bold" style:font-name="Liberation Mono;Courier New" style:font-name-asian="Liberation Mono;Courier New" style:font-name-complex="Liberation Mono;Courier New"/>
    </style:style>
    <style:style style:name="T3" style:family="text">
      <style:text-properties fo:color="#000000" fo:font-size="10pt" style:letter-kerning="true" fo:language="es" fo:country="ES" style:language-asian="zh" style:country-asian="CN" style:language-complex="hi" style:country-complex="IN" style:font-size-asian="11pt" style:font-size-complex="10pt" style:font-weight-complex="bold" style:font-name="Liberation Serif;Times New Roman" fo:font-weight="bold" style:font-name-asian="MS Mincho" style:font-name-complex="Liberation Serif;Times New Roman"/>
    </style:style>
    <style:style style:name="T4" style:family="text">
      <style:text-properties fo:color="#000000" style:font-name="Calibri" fo:font-size="9pt" fo:font-weight="bold" style:letter-kerning="false" style:language-complex="ar" style:country-complex="SA" style:font-name-asian="Calibri" style:font-name-complex="Calibri" style:font-size-asian="11pt" style:font-size-complex="9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65in" svg:height="3.5417in" svg:x="1.1016in" svg:y="3.2795in">
            <draw:object draw:notify-on-update-of-ranges="Sheet1.B1:Sheet1.B1 Sheet1.B2:Sheet1.B14 Sheet1.A2:Sheet1.A14 Sheet1.C1:Sheet1.C1 Sheet1.C2:Sheet1.C14 Sheet1.A2:Sheet1.A14 Sheet1.D1:Sheet1.D1 Sheet1.D2:Sheet1.D14 Sheet1.A2:Sheet1.A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65in" svg:height="3.5417in" svg:x="9.6106in" svg:y="3.2272in">
            <draw:object draw:notify-on-update-of-ranges="Sheet1.G1:Sheet1.G1 Sheet1.G2:Sheet1.G14 Sheet1.F2:Sheet1.F14 Sheet1.H1:Sheet1.H1 Sheet1.H2:Sheet1.H14 Sheet1.F2:Sheet1.F14 Sheet1.I1:Sheet1.I1 Sheet1.I2:Sheet1.I14 Sheet1.F2:Sheet1.F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4"/>
        <table:table-column table:style-name="co2" table:number-columns-repeated="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ce4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row table:style-name="ro1">
          <table:table-cell table:style-name="ce1" office:value-type="string" calcext:value-type="string">
            <text:p>Nº de Componentes</text:p>
          </table:table-cell>
          <table:table-cell table:style-name="ce1" office:value-type="string" calcext:value-type="string">
            <text:p>T. secuencial vect. Globales</text:p>
          </table:table-cell>
          <table:table-cell table:style-name="ce11" office:value-type="string" calcext:value-type="string">
            <text:p><text:span text:style-name="T1">T. paralelo (versión </text:span><text:span text:style-name="T2">for</text:span><text:span text:style-name="T3">)</text:span></text:p>
            <text:p><text:span text:style-name="T4"/></text:p>
          </table:table-cell>
          <table:table-cell table:style-name="ce11" office:value-type="string" calcext:value-type="string">
            <text:p><text:span text:style-name="T1">T. paralelo (versión </text:span><text:span text:style-name="T2">sections)</text:span></text:p>
          </table:table-cell>
          <table:table-cell/>
          <table:table-cell table:style-name="ce1" office:value-type="string" calcext:value-type="string">
            <text:p>Nº de Componentes</text:p>
          </table:table-cell>
          <table:table-cell table:style-name="ce1" office:value-type="string" calcext:value-type="string">
            <text:p>T. secuencial vect. Globales</text:p>
          </table:table-cell>
          <table:table-cell table:style-name="ce11" office:value-type="string" calcext:value-type="string">
            <text:p><text:span text:style-name="T1">T. paralelo (versión </text:span><text:span text:style-name="T2">for</text:span><text:span text:style-name="T3">)</text:span></text:p>
          </table:table-cell>
          <table:table-cell table:style-name="ce11" office:value-type="string" calcext:value-type="string">
            <text:p><text:span text:style-name="T1">T. paralelo (versión </text:span><text:span text:style-name="T2">sections)</text:span></text:p>
          </table:table-cell>
        </table:table-row>
        <table:table-row table:style-name="ro2">
          <table:table-cell table:style-name="ce2" office:value-type="float" office:value="16384" calcext:value-type="float">
            <text:p>16384</text:p>
          </table:table-cell>
          <table:table-cell table:style-name="ce7" office:value-type="float" office:value="0.000208316" calcext:value-type="float">
            <text:p>0.000208316</text:p>
          </table:table-cell>
          <table:table-cell table:style-name="ce7" office:value-type="float" office:value="0.000082161" calcext:value-type="float">
            <text:p>0.000082161</text:p>
          </table:table-cell>
          <table:table-cell table:style-name="ce7" office:value-type="float" office:value="0.000122886" calcext:value-type="float">
            <text:p>0.000122886</text:p>
          </table:table-cell>
          <table:table-cell/>
          <table:table-cell table:style-name="ce2" office:value-type="float" office:value="16384" calcext:value-type="float">
            <text:p>16384</text:p>
          </table:table-cell>
          <table:table-cell table:style-name="ce7" office:value-type="float" office:value="0.000427654" calcext:value-type="float">
            <text:p>0.000427654</text:p>
          </table:table-cell>
          <table:table-cell table:style-name="ce7" office:value-type="float" office:value="0.003045879" calcext:value-type="float">
            <text:p>0.003045879</text:p>
          </table:table-cell>
          <table:table-cell table:style-name="ce7" office:value-type="float" office:value="0.000620098" calcext:value-type="float">
            <text:p>0.000620098</text:p>
          </table:table-cell>
        </table:table-row>
        <table:table-row table:style-name="ro2">
          <table:table-cell table:style-name="ce3" office:value-type="float" office:value="32768" calcext:value-type="float">
            <text:p>32768</text:p>
          </table:table-cell>
          <table:table-cell office:value-type="float" office:value="0.000415447" calcext:value-type="float">
            <text:p>0.000415447</text:p>
          </table:table-cell>
          <table:table-cell office:value-type="float" office:value="0.010709959" calcext:value-type="float">
            <text:p>0.010709959</text:p>
          </table:table-cell>
          <table:table-cell office:value-type="float" office:value="0.000064403" calcext:value-type="float">
            <text:p>0.000064403</text:p>
          </table:table-cell>
          <table:table-cell/>
          <table:table-cell table:style-name="ce3" office:value-type="float" office:value="32768" calcext:value-type="float">
            <text:p>32768</text:p>
          </table:table-cell>
          <table:table-cell office:value-type="float" office:value="0.000860156" calcext:value-type="float">
            <text:p>0.000860156</text:p>
          </table:table-cell>
          <table:table-cell office:value-type="float" office:value="0.005308498" calcext:value-type="float">
            <text:p>0.005308498</text:p>
          </table:table-cell>
          <table:table-cell office:value-type="float" office:value="0.000670481" calcext:value-type="float">
            <text:p>0.000670481</text:p>
          </table:table-cell>
        </table:table-row>
        <table:table-row table:style-name="ro2">
          <table:table-cell office:value-type="float" office:value="65536" calcext:value-type="float">
            <text:p>65536</text:p>
          </table:table-cell>
          <table:table-cell table:style-name="ce9" office:value-type="float" office:value="0.000290607" calcext:value-type="float">
            <text:p>0.000290607</text:p>
          </table:table-cell>
          <table:table-cell table:style-name="ce9" office:value-type="float" office:value="0.000106417" calcext:value-type="float">
            <text:p>0.000106417</text:p>
          </table:table-cell>
          <table:table-cell table:style-name="ce9" office:value-type="float" office:value="0.000105045" calcext:value-type="float">
            <text:p>0.000105045</text:p>
          </table:table-cell>
          <table:table-cell/>
          <table:table-cell office:value-type="float" office:value="65536" calcext:value-type="float">
            <text:p>65536</text:p>
          </table:table-cell>
          <table:table-cell table:style-name="ce9" office:value-type="float" office:value="0.000779235" calcext:value-type="float">
            <text:p>0.000779235</text:p>
          </table:table-cell>
          <table:table-cell table:style-name="ce9" office:value-type="float" office:value="0.003045489" calcext:value-type="float">
            <text:p>0.003045489</text:p>
          </table:table-cell>
          <table:table-cell table:style-name="ce9" office:value-type="float" office:value="0.002754011" calcext:value-type="float">
            <text:p>0.002754011</text:p>
          </table:table-cell>
        </table:table-row>
        <table:table-row table:style-name="ro2">
          <table:table-cell table:style-name="ce5" office:value-type="float" office:value="131072" calcext:value-type="float">
            <text:p>131072</text:p>
          </table:table-cell>
          <table:table-cell office:value-type="float" office:value="0.000501287" calcext:value-type="float">
            <text:p>0.000501287</text:p>
          </table:table-cell>
          <table:table-cell office:value-type="float" office:value="0.000128263" calcext:value-type="float">
            <text:p>0.000128263</text:p>
          </table:table-cell>
          <table:table-cell office:value-type="float" office:value="0.000134848" calcext:value-type="float">
            <text:p>0.000134848</text:p>
          </table:table-cell>
          <table:table-cell/>
          <table:table-cell table:style-name="ce5" office:value-type="float" office:value="131072" calcext:value-type="float">
            <text:p>131072</text:p>
          </table:table-cell>
          <table:table-cell office:value-type="float" office:value="0.000955099" calcext:value-type="float">
            <text:p>0.000955099</text:p>
          </table:table-cell>
          <table:table-cell office:value-type="float" office:value="0.00336793" calcext:value-type="float">
            <text:p>0.00336793</text:p>
          </table:table-cell>
          <table:table-cell office:value-type="float" office:value="0.000690087" calcext:value-type="float">
            <text:p>0.000690087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table:style-name="ce9" office:value-type="float" office:value="0.000865775" calcext:value-type="float">
            <text:p>0.000865775</text:p>
          </table:table-cell>
          <table:table-cell table:style-name="ce9" office:value-type="float" office:value="0.000190305" calcext:value-type="float">
            <text:p>0.000190305</text:p>
          </table:table-cell>
          <table:table-cell table:style-name="ce9" office:value-type="float" office:value="0.000258907" calcext:value-type="float">
            <text:p>0.000258907</text:p>
          </table:table-cell>
          <table:table-cell/>
          <table:table-cell office:value-type="float" office:value="262144" calcext:value-type="float">
            <text:p>262144</text:p>
          </table:table-cell>
          <table:table-cell table:style-name="ce9" office:value-type="float" office:value="0.001148898" calcext:value-type="float">
            <text:p>0.001148898</text:p>
          </table:table-cell>
          <table:table-cell table:style-name="ce9" office:value-type="float" office:value="0.003493435" calcext:value-type="float">
            <text:p>0.003493435</text:p>
          </table:table-cell>
          <table:table-cell table:style-name="ce9" office:value-type="float" office:value="0.001160005" calcext:value-type="float">
            <text:p>0.001160005</text:p>
          </table:table-cell>
        </table:table-row>
        <table:table-row table:style-name="ro2">
          <table:table-cell table:style-name="ce5" office:value-type="float" office:value="524288" calcext:value-type="float">
            <text:p>524288</text:p>
          </table:table-cell>
          <table:table-cell office:value-type="float" office:value="0.00148972" calcext:value-type="float">
            <text:p>0.00148972</text:p>
          </table:table-cell>
          <table:table-cell office:value-type="float" office:value="0.000458396" calcext:value-type="float">
            <text:p>0.000458396</text:p>
          </table:table-cell>
          <table:table-cell office:value-type="float" office:value="0.000653148" calcext:value-type="float">
            <text:p>0.000653148</text:p>
          </table:table-cell>
          <table:table-cell/>
          <table:table-cell table:style-name="ce5" office:value-type="float" office:value="524288" calcext:value-type="float">
            <text:p>524288</text:p>
          </table:table-cell>
          <table:table-cell office:value-type="float" office:value="0.00247059" calcext:value-type="float">
            <text:p>0.00247059</text:p>
          </table:table-cell>
          <table:table-cell office:value-type="float" office:value="0.004262983" calcext:value-type="float">
            <text:p>0.004262983</text:p>
          </table:table-cell>
          <table:table-cell office:value-type="float" office:value="0.003816748" calcext:value-type="float">
            <text:p>0.003816748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table:style-name="ce9" office:value-type="float" office:value="0.00307452" calcext:value-type="float">
            <text:p>0.00307452</text:p>
          </table:table-cell>
          <table:table-cell table:style-name="ce9" office:value-type="float" office:value="0.003711719" calcext:value-type="float">
            <text:p>0.003711719</text:p>
          </table:table-cell>
          <table:table-cell table:style-name="ce9" office:value-type="float" office:value="0.001418718" calcext:value-type="float">
            <text:p>0.001418718</text:p>
          </table:table-cell>
          <table:table-cell/>
          <table:table-cell office:value-type="float" office:value="1048576" calcext:value-type="float">
            <text:p>1048576</text:p>
          </table:table-cell>
          <table:table-cell table:style-name="ce9" office:value-type="float" office:value="0.005517596" calcext:value-type="float">
            <text:p>0.005517596</text:p>
          </table:table-cell>
          <table:table-cell table:style-name="ce9" office:value-type="float" office:value="0.005110912" calcext:value-type="float">
            <text:p>0.005110912</text:p>
          </table:table-cell>
          <table:table-cell table:style-name="ce9" office:value-type="float" office:value="0.004421277" calcext:value-type="float">
            <text:p>0.004421277</text:p>
          </table:table-cell>
        </table:table-row>
        <table:table-row table:style-name="ro2">
          <table:table-cell table:style-name="ce5" office:value-type="float" office:value="2097152" calcext:value-type="float">
            <text:p>2097152</text:p>
          </table:table-cell>
          <table:table-cell office:value-type="float" office:value="0.006239798" calcext:value-type="float">
            <text:p>0.006239798</text:p>
          </table:table-cell>
          <table:table-cell office:value-type="float" office:value="0.002676859" calcext:value-type="float">
            <text:p>0.002676859</text:p>
          </table:table-cell>
          <table:table-cell office:value-type="float" office:value="0.010152828" calcext:value-type="float">
            <text:p>0.010152828</text:p>
          </table:table-cell>
          <table:table-cell/>
          <table:table-cell table:style-name="ce5" office:value-type="float" office:value="2097152" calcext:value-type="float">
            <text:p>2097152</text:p>
          </table:table-cell>
          <table:table-cell office:value-type="float" office:value="0.009912027" calcext:value-type="float">
            <text:p>0.009912027</text:p>
          </table:table-cell>
          <table:table-cell office:value-type="float" office:value="0.006722465" calcext:value-type="float">
            <text:p>0.006722465</text:p>
          </table:table-cell>
          <table:table-cell office:value-type="float" office:value="0.007672386" calcext:value-type="float">
            <text:p>0.007672386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table:style-name="ce9" office:value-type="float" office:value="0.012523048" calcext:value-type="float">
            <text:p>0.012523048</text:p>
          </table:table-cell>
          <table:table-cell table:style-name="ce9" office:value-type="float" office:value="0.004665856" calcext:value-type="float">
            <text:p>0.004665856</text:p>
          </table:table-cell>
          <table:table-cell table:style-name="ce9" office:value-type="float" office:value="0.005696965" calcext:value-type="float">
            <text:p>0.005696965</text:p>
          </table:table-cell>
          <table:table-cell/>
          <table:table-cell office:value-type="float" office:value="4194304" calcext:value-type="float">
            <text:p>4194304</text:p>
          </table:table-cell>
          <table:table-cell table:style-name="ce9" office:value-type="float" office:value="0.017301183" calcext:value-type="float">
            <text:p>0.017301183</text:p>
          </table:table-cell>
          <table:table-cell table:style-name="ce9" office:value-type="float" office:value="0.009362149" calcext:value-type="float">
            <text:p>0.009362149</text:p>
          </table:table-cell>
          <table:table-cell table:style-name="ce9" office:value-type="float" office:value="0.015492428" calcext:value-type="float">
            <text:p>0.015492428</text:p>
          </table:table-cell>
        </table:table-row>
        <table:table-row table:style-name="ro2">
          <table:table-cell table:style-name="ce5" office:value-type="float" office:value="8388608" calcext:value-type="float">
            <text:p>8388608</text:p>
          </table:table-cell>
          <table:table-cell office:value-type="float" office:value="0.028290708" calcext:value-type="float">
            <text:p>0.028290708</text:p>
          </table:table-cell>
          <table:table-cell office:value-type="float" office:value="0.016757004" calcext:value-type="float">
            <text:p>0.016757004</text:p>
          </table:table-cell>
          <table:table-cell office:value-type="float" office:value="0.010931184" calcext:value-type="float">
            <text:p>0.010931184</text:p>
          </table:table-cell>
          <table:table-cell/>
          <table:table-cell table:style-name="ce5" office:value-type="float" office:value="8388608" calcext:value-type="float">
            <text:p>8388608</text:p>
          </table:table-cell>
          <table:table-cell office:value-type="float" office:value="0.032359722" calcext:value-type="float">
            <text:p>0.032359722</text:p>
          </table:table-cell>
          <table:table-cell office:value-type="float" office:value="0.015738714" calcext:value-type="float">
            <text:p>0.015738714</text:p>
          </table:table-cell>
          <table:table-cell office:value-type="float" office:value="0.020077078" calcext:value-type="float">
            <text:p>0.020077078</text:p>
          </table:table-cell>
        </table:table-row>
        <table:table-row table:style-name="ro2">
          <table:table-cell office:value-type="float" office:value="16777216" calcext:value-type="float">
            <text:p>16777216</text:p>
          </table:table-cell>
          <table:table-cell table:style-name="ce9" office:value-type="float" office:value="0.050360756" calcext:value-type="float">
            <text:p>0.050360756</text:p>
          </table:table-cell>
          <table:table-cell table:style-name="ce9" office:value-type="float" office:value="0.017792153" calcext:value-type="float">
            <text:p>0.017792153</text:p>
          </table:table-cell>
          <table:table-cell table:style-name="ce9" office:value-type="float" office:value="0.023039213" calcext:value-type="float">
            <text:p>0.023039213</text:p>
          </table:table-cell>
          <table:table-cell/>
          <table:table-cell office:value-type="float" office:value="16777216" calcext:value-type="float">
            <text:p>16777216</text:p>
          </table:table-cell>
          <table:table-cell table:style-name="ce9" office:value-type="float" office:value="0.063957614" calcext:value-type="float">
            <text:p>0.063957614</text:p>
          </table:table-cell>
          <table:table-cell table:style-name="ce9" office:value-type="float" office:value="0.031449211" calcext:value-type="float">
            <text:p>0.031449211</text:p>
          </table:table-cell>
          <table:table-cell table:style-name="ce9" office:value-type="float" office:value="0.056751861" calcext:value-type="float">
            <text:p>0.056751861</text:p>
          </table:table-cell>
        </table:table-row>
        <table:table-row table:style-name="ro2">
          <table:table-cell table:style-name="ce5" office:value-type="float" office:value="33554432" calcext:value-type="float">
            <text:p>33554432</text:p>
          </table:table-cell>
          <table:table-cell office:value-type="float" office:value="0.11085001" calcext:value-type="float">
            <text:p>0.11085001</text:p>
          </table:table-cell>
          <table:table-cell office:value-type="float" office:value="0.035277641" calcext:value-type="float">
            <text:p>0.035277641</text:p>
          </table:table-cell>
          <table:table-cell office:value-type="float" office:value="0.044704074" calcext:value-type="float">
            <text:p>0.044704074</text:p>
          </table:table-cell>
          <table:table-cell/>
          <table:table-cell table:style-name="ce5" office:value-type="float" office:value="33554432" calcext:value-type="float">
            <text:p>33554432</text:p>
          </table:table-cell>
          <table:table-cell office:value-type="float" office:value="0.125092874" calcext:value-type="float">
            <text:p>0.125092874</text:p>
          </table:table-cell>
          <table:table-cell office:value-type="float" office:value="0.059906489" calcext:value-type="float">
            <text:p>0.059906489</text:p>
          </table:table-cell>
          <table:table-cell office:value-type="float" office:value="0.085180072" calcext:value-type="float">
            <text:p>0.085180072</text:p>
          </table:table-cell>
        </table:table-row>
        <table:table-row table:style-name="ro2">
          <table:table-cell table:style-name="ce6" office:value-type="float" office:value="67108864" calcext:value-type="float">
            <text:p>67108864</text:p>
          </table:table-cell>
          <table:table-cell table:style-name="ce10" office:value-type="float" office:value="0.100174393" calcext:value-type="float">
            <text:p>0.100174393</text:p>
          </table:table-cell>
          <table:table-cell table:style-name="ce10" office:value-type="float" office:value="0.035250088" calcext:value-type="float">
            <text:p>0.035250088</text:p>
          </table:table-cell>
          <table:table-cell table:style-name="ce10" office:value-type="float" office:value="0.035956083" calcext:value-type="float">
            <text:p>0.035956083</text:p>
          </table:table-cell>
          <table:table-cell/>
          <table:table-cell table:style-name="ce6" office:value-type="float" office:value="67108864" calcext:value-type="float">
            <text:p>67108864</text:p>
          </table:table-cell>
          <table:table-cell table:style-name="ce10" office:value-type="float" office:value="0.125036677" calcext:value-type="float">
            <text:p>0.125036677</text:p>
          </table:table-cell>
          <table:table-cell table:style-name="ce10" office:value-type="float" office:value="0.057552531" calcext:value-type="float">
            <text:p>0.057552531</text:p>
          </table:table-cell>
          <table:table-cell table:style-name="ce10" office:value-type="float" office:value="0.083990583" calcext:value-type="float">
            <text:p>0.083990583</text:p>
          </table:table-cell>
        </table:table-row>
        <table:table-row table:style-name="ro2">
          <table:table-cell table:style-name="Default" office:value-type="string" calcext:value-type="string">
            <text:p>PC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GRID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MS Mincho" svg:font-family="'MS Mincho'" style:font-family-generic="roma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1T13:56:43.901481091</meta:creation-date>
    <dc:date>2022-03-31T14:10:26.213479055</dc:date>
    <meta:editing-duration>PT13M42S</meta:editing-duration>
    <meta:editing-cycles>2</meta:editing-cycles>
    <meta:generator>LibreOffice/7.3.0.3$Linux_X86_64 LibreOffice_project/0f246aa12d0eee4a0f7adcefbf7c878fc2238db3</meta:generator>
    <meta:document-statistic meta:table-count="1" meta:cell-count="11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4cm" svg:height="8.997cm" xlink:href=".." xlink:type="simple" chart:class="chart:scatter" chart:style-name="ch1">
        <chart:legend chart:legend-position="end" svg:x="10.794cm" svg:y="3.502cm" style:legend-expansion="high" chart:style-name="ch2"/>
        <chart:plot-area chart:style-name="ch3" table:cell-range-address="Sheet1.A2:Sheet1.D14 Sheet1.B1:Sheet1.D1" chart:data-source-has-labels="row" svg:x="0.319cm" svg:y="0.179cm" svg:width="10.156cm" svg:height="8.639cm">
          <chart:coordinate-region svg:x="1.231cm" svg:y="0.378cm" svg:width="8.501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4" chart:label-cell-address="Sheet1.B1:Sheet1.B1" chart:class="chart:scatter">
            <chart:domain table:cell-range-address="Sheet1.A2:Sheet1.A14"/>
            <chart:data-point chart:repeated="13"/>
          </chart:series>
          <chart:series chart:style-name="ch8" chart:values-cell-range-address="Sheet1.C2:Sheet1.C14" chart:label-cell-address="Sheet1.C1:Sheet1.C1" chart:class="chart:scatter">
            <chart:data-point chart:repeated="13"/>
          </chart:series>
          <chart:series chart:style-name="ch9" chart:values-cell-range-address="Sheet1.D2:Sheet1.D14" chart:label-cell-address="Sheet1.D1:Sheet1.D1" chart:class="chart:scatte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. secuencial vect. Globales</text:p>
                <draw:g>
                  <svg:desc>Sheet1.B1:Sheet1.B1</svg:desc>
                </draw:g>
              </table:table-cell>
              <table:table-cell office:value-type="string">
                <text:p>T. paralelo (versión for)
</text:p>
                <draw:g>
                  <svg:desc>Sheet1.C1:Sheet1.C1</svg:desc>
                </draw:g>
              </table:table-cell>
              <table:table-cell office:value-type="string">
                <text:p>T. paralelo (versión sections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84">
                <text:p>16384</text:p>
                <draw:g>
                  <svg:desc>Sheet1.A2:Sheet1.A14</svg:desc>
                </draw:g>
              </table:table-cell>
              <table:table-cell office:value-type="float" office:value="0.000208316">
                <text:p>0.000208316</text:p>
                <draw:g>
                  <svg:desc>Sheet1.B2:Sheet1.B14</svg:desc>
                </draw:g>
              </table:table-cell>
              <table:table-cell office:value-type="float" office:value="0.000082161">
                <text:p>0.000082161</text:p>
                <draw:g>
                  <svg:desc>Sheet1.C2:Sheet1.C14</svg:desc>
                </draw:g>
              </table:table-cell>
              <table:table-cell office:value-type="float" office:value="0.000122886">
                <text:p>0.000122886</text:p>
                <draw:g>
                  <svg:desc>Sheet1.D2:Sheet1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768">
                <text:p>32768</text:p>
              </table:table-cell>
              <table:table-cell office:value-type="float" office:value="0.000415447">
                <text:p>0.000415447</text:p>
              </table:table-cell>
              <table:table-cell office:value-type="float" office:value="0.010709959">
                <text:p>0.010709959</text:p>
              </table:table-cell>
              <table:table-cell office:value-type="float" office:value="0.000064403">
                <text:p>0.0000644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536">
                <text:p>65536</text:p>
              </table:table-cell>
              <table:table-cell office:value-type="float" office:value="0.000290607">
                <text:p>0.000290607</text:p>
              </table:table-cell>
              <table:table-cell office:value-type="float" office:value="0.000106417">
                <text:p>0.000106417</text:p>
              </table:table-cell>
              <table:table-cell office:value-type="float" office:value="0.000105045">
                <text:p>0.000105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072">
                <text:p>131072</text:p>
              </table:table-cell>
              <table:table-cell office:value-type="float" office:value="0.000501287">
                <text:p>0.000501287</text:p>
              </table:table-cell>
              <table:table-cell office:value-type="float" office:value="0.000128263">
                <text:p>0.000128263</text:p>
              </table:table-cell>
              <table:table-cell office:value-type="float" office:value="0.000134848">
                <text:p>0.0001348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2144">
                <text:p>262144</text:p>
              </table:table-cell>
              <table:table-cell office:value-type="float" office:value="0.000865775">
                <text:p>0.000865775</text:p>
              </table:table-cell>
              <table:table-cell office:value-type="float" office:value="0.000190305">
                <text:p>0.000190305</text:p>
              </table:table-cell>
              <table:table-cell office:value-type="float" office:value="0.000258907">
                <text:p>0.0002589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4288">
                <text:p>524288</text:p>
              </table:table-cell>
              <table:table-cell office:value-type="float" office:value="0.00148972">
                <text:p>0.00148972</text:p>
              </table:table-cell>
              <table:table-cell office:value-type="float" office:value="0.000458396">
                <text:p>0.000458396</text:p>
              </table:table-cell>
              <table:table-cell office:value-type="float" office:value="0.000653148">
                <text:p>0.0006531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8576">
                <text:p>1048576</text:p>
              </table:table-cell>
              <table:table-cell office:value-type="float" office:value="0.00307452">
                <text:p>0.00307452</text:p>
              </table:table-cell>
              <table:table-cell office:value-type="float" office:value="0.003711719">
                <text:p>0.003711719</text:p>
              </table:table-cell>
              <table:table-cell office:value-type="float" office:value="0.001418718">
                <text:p>0.0014187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7152">
                <text:p>2097152</text:p>
              </table:table-cell>
              <table:table-cell office:value-type="float" office:value="0.006239798">
                <text:p>0.006239798</text:p>
              </table:table-cell>
              <table:table-cell office:value-type="float" office:value="0.002676859">
                <text:p>0.002676859</text:p>
              </table:table-cell>
              <table:table-cell office:value-type="float" office:value="0.010152828">
                <text:p>0.0101528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94304">
                <text:p>4194304</text:p>
              </table:table-cell>
              <table:table-cell office:value-type="float" office:value="0.012523048">
                <text:p>0.012523048</text:p>
              </table:table-cell>
              <table:table-cell office:value-type="float" office:value="0.004665856">
                <text:p>0.004665856</text:p>
              </table:table-cell>
              <table:table-cell office:value-type="float" office:value="0.005696965">
                <text:p>0.0056969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88608">
                <text:p>8388608</text:p>
              </table:table-cell>
              <table:table-cell office:value-type="float" office:value="0.028290708">
                <text:p>0.028290708</text:p>
              </table:table-cell>
              <table:table-cell office:value-type="float" office:value="0.016757004">
                <text:p>0.016757004</text:p>
              </table:table-cell>
              <table:table-cell office:value-type="float" office:value="0.010931184">
                <text:p>0.0109311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77216">
                <text:p>16777216</text:p>
              </table:table-cell>
              <table:table-cell office:value-type="float" office:value="0.050360756">
                <text:p>0.050360756</text:p>
              </table:table-cell>
              <table:table-cell office:value-type="float" office:value="0.017792153">
                <text:p>0.017792153</text:p>
              </table:table-cell>
              <table:table-cell office:value-type="float" office:value="0.023039213">
                <text:p>0.023039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554432">
                <text:p>33554432</text:p>
              </table:table-cell>
              <table:table-cell office:value-type="float" office:value="0.11085001">
                <text:p>0.11085001</text:p>
              </table:table-cell>
              <table:table-cell office:value-type="float" office:value="0.035277641">
                <text:p>0.035277641</text:p>
              </table:table-cell>
              <table:table-cell office:value-type="float" office:value="0.044704074">
                <text:p>0.0447040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108864">
                <text:p>67108864</text:p>
              </table:table-cell>
              <table:table-cell office:value-type="float" office:value="0.100174393">
                <text:p>0.100174393</text:p>
              </table:table-cell>
              <table:table-cell office:value-type="float" office:value="0.035250088">
                <text:p>0.035250088</text:p>
              </table:table-cell>
              <table:table-cell office:value-type="float" office:value="0.035956083">
                <text:p>0.0359560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0.3$Linux_X86_64 LibreOffice_project/0f246aa12d0eee4a0f7adcefbf7c878fc2238db3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4cm" svg:height="8.997cm" xlink:href=".." xlink:type="simple" chart:class="chart:scatter" chart:style-name="ch1">
        <chart:legend chart:legend-position="end" svg:x="10.794cm" svg:y="3.701cm" style:legend-expansion="high" chart:style-name="ch2"/>
        <chart:plot-area chart:style-name="ch3" table:cell-range-address="Sheet1.F2:Sheet1.I14 Sheet1.G1:Sheet1.I1" chart:data-source-has-labels="row" svg:x="0.319cm" svg:y="0.179cm" svg:width="10.156cm" svg:height="8.639cm">
          <chart:coordinate-region svg:x="1.231cm" svg:y="0.379cm" svg:width="8.501cm" svg:height="7.7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2:Sheet1.G14" chart:label-cell-address="Sheet1.G1:Sheet1.G1" chart:class="chart:scatter">
            <chart:domain table:cell-range-address="Sheet1.F2:Sheet1.F14"/>
            <chart:data-point chart:repeated="13"/>
          </chart:series>
          <chart:series chart:style-name="ch8" chart:values-cell-range-address="Sheet1.H2:Sheet1.H14" chart:label-cell-address="Sheet1.H1:Sheet1.H1" chart:class="chart:scatter">
            <chart:data-point chart:repeated="13"/>
          </chart:series>
          <chart:series chart:style-name="ch9" chart:values-cell-range-address="Sheet1.I2:Sheet1.I14" chart:label-cell-address="Sheet1.I1:Sheet1.I1" chart:class="chart:scatte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T. secuencial vect. Globales</text:p>
                <draw:g>
                  <svg:desc>Sheet1.G1:Sheet1.G1</svg:desc>
                </draw:g>
              </table:table-cell>
              <table:table-cell office:value-type="string">
                <text:p>T. paralelo (versión for)</text:p>
                <draw:g>
                  <svg:desc>Sheet1.H1:Sheet1.H1</svg:desc>
                </draw:g>
              </table:table-cell>
              <table:table-cell office:value-type="string">
                <text:p>T. paralelo (versión sections)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84">
                <text:p>16384</text:p>
                <draw:g>
                  <svg:desc>Sheet1.F2:Sheet1.F14</svg:desc>
                </draw:g>
              </table:table-cell>
              <table:table-cell office:value-type="float" office:value="0.000427654">
                <text:p>0.000427654</text:p>
                <draw:g>
                  <svg:desc>Sheet1.G2:Sheet1.G14</svg:desc>
                </draw:g>
              </table:table-cell>
              <table:table-cell office:value-type="float" office:value="0.003045879">
                <text:p>0.003045879</text:p>
                <draw:g>
                  <svg:desc>Sheet1.H2:Sheet1.H14</svg:desc>
                </draw:g>
              </table:table-cell>
              <table:table-cell office:value-type="float" office:value="0.000620098">
                <text:p>0.000620098</text:p>
                <draw:g>
                  <svg:desc>Sheet1.I2:Sheet1.I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768">
                <text:p>32768</text:p>
              </table:table-cell>
              <table:table-cell office:value-type="float" office:value="0.000860156">
                <text:p>0.000860156</text:p>
              </table:table-cell>
              <table:table-cell office:value-type="float" office:value="0.005308498">
                <text:p>0.005308498</text:p>
              </table:table-cell>
              <table:table-cell office:value-type="float" office:value="0.000670481">
                <text:p>0.0006704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536">
                <text:p>65536</text:p>
              </table:table-cell>
              <table:table-cell office:value-type="float" office:value="0.000779235">
                <text:p>0.000779235</text:p>
              </table:table-cell>
              <table:table-cell office:value-type="float" office:value="0.003045489">
                <text:p>0.003045489</text:p>
              </table:table-cell>
              <table:table-cell office:value-type="float" office:value="0.002754011">
                <text:p>0.0027540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072">
                <text:p>131072</text:p>
              </table:table-cell>
              <table:table-cell office:value-type="float" office:value="0.000955099">
                <text:p>0.000955099</text:p>
              </table:table-cell>
              <table:table-cell office:value-type="float" office:value="0.00336793">
                <text:p>0.00336793</text:p>
              </table:table-cell>
              <table:table-cell office:value-type="float" office:value="0.000690087">
                <text:p>0.0006900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2144">
                <text:p>262144</text:p>
              </table:table-cell>
              <table:table-cell office:value-type="float" office:value="0.001148898">
                <text:p>0.001148898</text:p>
              </table:table-cell>
              <table:table-cell office:value-type="float" office:value="0.003493435">
                <text:p>0.003493435</text:p>
              </table:table-cell>
              <table:table-cell office:value-type="float" office:value="0.001160005">
                <text:p>0.0011600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4288">
                <text:p>524288</text:p>
              </table:table-cell>
              <table:table-cell office:value-type="float" office:value="0.00247059">
                <text:p>0.00247059</text:p>
              </table:table-cell>
              <table:table-cell office:value-type="float" office:value="0.004262983">
                <text:p>0.004262983</text:p>
              </table:table-cell>
              <table:table-cell office:value-type="float" office:value="0.003816748">
                <text:p>0.0038167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8576">
                <text:p>1048576</text:p>
              </table:table-cell>
              <table:table-cell office:value-type="float" office:value="0.005517596">
                <text:p>0.005517596</text:p>
              </table:table-cell>
              <table:table-cell office:value-type="float" office:value="0.005110912">
                <text:p>0.005110912</text:p>
              </table:table-cell>
              <table:table-cell office:value-type="float" office:value="0.004421277">
                <text:p>0.0044212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7152">
                <text:p>2097152</text:p>
              </table:table-cell>
              <table:table-cell office:value-type="float" office:value="0.009912027">
                <text:p>0.009912027</text:p>
              </table:table-cell>
              <table:table-cell office:value-type="float" office:value="0.006722465">
                <text:p>0.006722465</text:p>
              </table:table-cell>
              <table:table-cell office:value-type="float" office:value="0.007672386">
                <text:p>0.0076723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94304">
                <text:p>4194304</text:p>
              </table:table-cell>
              <table:table-cell office:value-type="float" office:value="0.017301183">
                <text:p>0.017301183</text:p>
              </table:table-cell>
              <table:table-cell office:value-type="float" office:value="0.009362149">
                <text:p>0.009362149</text:p>
              </table:table-cell>
              <table:table-cell office:value-type="float" office:value="0.015492428">
                <text:p>0.0154924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88608">
                <text:p>8388608</text:p>
              </table:table-cell>
              <table:table-cell office:value-type="float" office:value="0.032359722">
                <text:p>0.032359722</text:p>
              </table:table-cell>
              <table:table-cell office:value-type="float" office:value="0.015738714">
                <text:p>0.015738714</text:p>
              </table:table-cell>
              <table:table-cell office:value-type="float" office:value="0.020077078">
                <text:p>0.0200770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77216">
                <text:p>16777216</text:p>
              </table:table-cell>
              <table:table-cell office:value-type="float" office:value="0.063957614">
                <text:p>0.063957614</text:p>
              </table:table-cell>
              <table:table-cell office:value-type="float" office:value="0.031449211">
                <text:p>0.031449211</text:p>
              </table:table-cell>
              <table:table-cell office:value-type="float" office:value="0.056751861">
                <text:p>0.0567518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554432">
                <text:p>33554432</text:p>
              </table:table-cell>
              <table:table-cell office:value-type="float" office:value="0.125092874">
                <text:p>0.125092874</text:p>
              </table:table-cell>
              <table:table-cell office:value-type="float" office:value="0.059906489">
                <text:p>0.059906489</text:p>
              </table:table-cell>
              <table:table-cell office:value-type="float" office:value="0.085180072">
                <text:p>0.0851800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108864">
                <text:p>67108864</text:p>
              </table:table-cell>
              <table:table-cell office:value-type="float" office:value="0.125036677">
                <text:p>0.125036677</text:p>
              </table:table-cell>
              <table:table-cell office:value-type="float" office:value="0.057552531">
                <text:p>0.057552531</text:p>
              </table:table-cell>
              <table:table-cell office:value-type="float" office:value="0.083990583">
                <text:p>0.0839905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0.3$Linux_X86_64 LibreOffice_project/0f246aa12d0eee4a0f7adcefbf7c878fc2238db3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